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2E80000041C8A55ADB3E1A51581.png" manifest:media-type="image/png"/>
  <manifest:file-entry manifest:full-path="Pictures/100744A60000520800007404829E7EB0D7E16120.svg" manifest:media-type="image/svg+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57532" officeooo:paragraph-rsid="00057532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AlphaPrimeRBinding_5f_Empty" draw:display-name="AlphaPrimeRBinding_Empty" xlink:href="Pictures/100744A60000520800007404829E7EB0D7E16120.svg" xlink:type="simple" xlink:show="embed" xlink:actuate="onLoad"/>
    <draw:fill-image draw:name="AlphaPrimeRBinding_5f_Empty_5f_Png" draw:display-name="AlphaPrimeRBinding_Empty_Png" xlink:href="Pictures/10000001000002E80000041C8A55ADB3E1A51581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draw:fill="bitmap" draw:fill-image-name="AlphaPrimeRBinding_5f_Empty_5f_Png" draw:fill-image-width="1in" draw:fill-image-height="1in" style:repeat="stretch" draw:fill-image-ref-point-x="0%" draw:fill-image-ref-point-y="0%" draw:fill-image-ref-point="center" draw:tile-repeat-offset="0% vertical" style:footnote-max-height="0in" loext:margin-gutter="0in">
        <style:background-image xlink:href="Pictures/10000001000002E80000041C8A55ADB3E1A51581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lphaPrimeRBinding_5f_Empty_5f_Png" draw:fill-image-width="1in" draw:fill-image-height="1in" style:repeat="stretch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8:47:46.894684643</meta:creation-date>
    <dc:date>2023-09-12T11:18:15.017525068</dc:date>
    <meta:editing-duration>PT2H30M2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5.5.2$MacOSX_AARCH64 LibreOffice_project/ca8fe7424262805f223b9a2334bc7181abbcbf5e</meta:generator>
  </office:meta>
</office:document-meta>
</file>